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text-properties officeooo:rsid="0012d338" officeooo:paragraph-rsid="0012d338"/>
    </style:style>
    <style:style style:name="P26" style:family="paragraph" style:parent-style-name="Preformatted_20_Text">
      <style:text-properties style:font-name="Liberation Mono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176389"/>
    </style:style>
    <style:style style:name="P37" style:family="paragraph" style:parent-style-name="Preformatted_20_Text">
      <style:text-properties officeooo:paragraph-rsid="001cc45d"/>
    </style:style>
    <style:style style:name="P38" style:family="paragraph" style:parent-style-name="Preformatted_20_Text">
      <style:text-properties officeooo:rsid="00585e96" officeooo:paragraph-rsid="00585e96"/>
    </style:style>
    <style:style style:name="P39" style:family="paragraph" style:parent-style-name="Preformatted_20_Text">
      <style:text-properties officeooo:rsid="001b745f" officeooo:paragraph-rsid="001b745f"/>
    </style:style>
    <style:style style:name="P40" style:family="paragraph" style:parent-style-name="Preformatted_20_Text">
      <style:text-properties officeooo:rsid="0081150e" officeooo:paragraph-rsid="0081150e"/>
    </style:style>
    <style:style style:name="P41" style:family="paragraph" style:parent-style-name="Preformatted_20_Text">
      <style:text-properties officeooo:rsid="0081150e" officeooo:paragraph-rsid="0112db36"/>
    </style:style>
    <style:style style:name="P42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3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3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6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8" style:family="paragraph" style:parent-style-name="Preformatted_20_Text">
      <style:text-properties officeooo:rsid="00585e96" officeooo:paragraph-rsid="00585e96" fo:background-color="transparent"/>
    </style:style>
    <style:style style:name="P59" style:family="paragraph" style:parent-style-name="Preformatted_20_Text">
      <style:text-properties officeooo:rsid="00585e96" officeooo:paragraph-rsid="0112db36" fo:background-color="transparent"/>
    </style:style>
    <style:style style:name="P60" style:family="paragraph" style:parent-style-name="Preformatted_20_Text">
      <style:text-properties officeooo:rsid="003ddb18" officeooo:paragraph-rsid="003ddb18" fo:background-color="transparent"/>
    </style:style>
    <style:style style:name="P61" style:family="paragraph" style:parent-style-name="Preformatted_20_Text">
      <style:text-properties officeooo:paragraph-rsid="001cc45d" fo:background-color="transparent"/>
    </style:style>
    <style:style style:name="P62" style:family="paragraph" style:parent-style-name="Preformatted_20_Text">
      <style:text-properties officeooo:paragraph-rsid="002540b3" fo:background-color="transparent"/>
    </style:style>
    <style:style style:name="P63" style:family="paragraph" style:parent-style-name="Preformatted_20_Text">
      <style:text-properties officeooo:paragraph-rsid="002e60a6" fo:background-color="transparent"/>
    </style:style>
    <style:style style:name="P64" style:family="paragraph" style:parent-style-name="Preformatted_20_Text">
      <style:text-properties officeooo:rsid="004e8835" officeooo:paragraph-rsid="00514c55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6" style:family="paragraph" style:parent-style-name="Preformatted_20_Text">
      <style:text-properties officeooo:rsid="004e8835" officeooo:paragraph-rsid="0112db36" fo:background-color="transparent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8" style:family="paragraph" style:parent-style-name="Preformatted_20_Text">
      <style:text-properties officeooo:rsid="00e01af0" officeooo:paragraph-rsid="00e01af0" fo:background-color="transparent"/>
    </style:style>
    <style:style style:name="P69" style:family="paragraph" style:parent-style-name="Preformatted_20_Text">
      <style:text-properties officeooo:rsid="00e01af0" officeooo:paragraph-rsid="0112db36" fo:background-color="transparent"/>
    </style:style>
    <style:style style:name="P70" style:family="paragraph" style:parent-style-name="Preformatted_20_Text">
      <style:text-properties officeooo:rsid="00104687" officeooo:paragraph-rsid="005894b2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2" style:family="paragraph" style:parent-style-name="Preformatted_20_Text">
      <style:text-properties officeooo:rsid="00104687" officeooo:paragraph-rsid="0112db36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4" style:family="paragraph" style:parent-style-name="Preformatted_20_Text">
      <style:text-properties officeooo:paragraph-rsid="00514c55" fo:background-color="transparent"/>
    </style:style>
    <style:style style:name="P7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6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text-properties officeooo:paragraph-rsid="0081150e" fo:background-color="transparent"/>
    </style:style>
    <style:style style:name="P78" style:family="paragraph" style:parent-style-name="Preformatted_20_Text">
      <style:text-properties officeooo:rsid="0081150e" officeooo:paragraph-rsid="00c54e57" fo:background-color="transparent"/>
    </style:style>
    <style:style style:name="P79" style:family="paragraph" style:parent-style-name="Preformatted_20_Text">
      <style:text-properties officeooo:rsid="0081150e" officeooo:paragraph-rsid="0112db36" fo:background-color="transparent"/>
    </style:style>
    <style:style style:name="P80" style:family="paragraph" style:parent-style-name="Preformatted_20_Text">
      <style:text-properties officeooo:paragraph-rsid="0112db36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6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6" style:family="paragraph" style:parent-style-name="Preformatted_20_Text">
      <style:text-properties officeooo:rsid="003e2d41" officeooo:paragraph-rsid="003e2d41" fo:background-color="transparent"/>
    </style:style>
    <style:style style:name="P97" style:family="paragraph" style:parent-style-name="Preformatted_20_Text">
      <style:text-properties officeooo:rsid="003e2d41" officeooo:paragraph-rsid="00809cab" fo:background-color="transparent"/>
    </style:style>
    <style:style style:name="P98" style:family="paragraph" style:parent-style-name="Preformatted_20_Text">
      <style:text-properties officeooo:rsid="0170a42e" officeooo:paragraph-rsid="0170a42e" fo:background-color="transparent"/>
    </style:style>
    <style:style style:name="P99" style:family="paragraph" style:parent-style-name="Preformatted_20_Text">
      <style:text-properties officeooo:paragraph-rsid="00585e96"/>
    </style:style>
    <style:style style:name="P100" style:family="paragraph" style:parent-style-name="Preformatted_20_Text">
      <style:text-properties officeooo:rsid="00585e96" officeooo:paragraph-rsid="00585e96" fo:background-color="#ffff00"/>
    </style:style>
    <style:style style:name="P101" style:family="paragraph" style:parent-style-name="Preformatted_20_Text">
      <style:text-properties officeooo:rsid="00585e96" officeooo:paragraph-rsid="0112db36" fo:background-color="#ffff00"/>
    </style:style>
    <style:style style:name="P102" style:family="paragraph" style:parent-style-name="Preformatted_20_Text">
      <style:text-properties officeooo:rsid="0081150e" officeooo:paragraph-rsid="00c54e57" fo:background-color="#ffff00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4" style:family="paragraph" style:parent-style-name="Preformatted_20_Text">
      <style:text-properties officeooo:rsid="0081150e" officeooo:paragraph-rsid="0112db36" fo:background-color="#ffff00"/>
    </style:style>
    <style:style style:name="P10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6" style:family="paragraph" style:parent-style-name="Preformatted_20_Text">
      <style:text-properties officeooo:rsid="00595658" officeooo:paragraph-rsid="00595658" fo:background-color="#ffff00"/>
    </style:style>
    <style:style style:name="P107" style:family="paragraph" style:parent-style-name="Preformatted_20_Text">
      <style:text-properties officeooo:rsid="00595658" officeooo:paragraph-rsid="014848af" fo:background-color="#ffff00"/>
    </style:style>
    <style:style style:name="P108" style:family="paragraph" style:parent-style-name="Preformatted_20_Text">
      <style:text-properties officeooo:paragraph-rsid="0112db36" fo:background-color="#ffff00"/>
    </style:style>
    <style:style style:name="P109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0" style:family="paragraph" style:parent-style-name="Preformatted_20_Text">
      <style:text-properties officeooo:rsid="01466cc8" officeooo:paragraph-rsid="0112db36" fo:background-color="#ffff00"/>
    </style:style>
    <style:style style:name="P11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3" style:family="paragraph" style:parent-style-name="Preformatted_20_Text">
      <style:text-properties officeooo:rsid="0147a16b" officeooo:paragraph-rsid="0112db36" fo:background-color="#ffff00"/>
    </style:style>
    <style:style style:name="P114" style:family="paragraph" style:parent-style-name="Preformatted_20_Text">
      <style:text-properties officeooo:rsid="0147a16b" officeooo:paragraph-rsid="0147a16b" fo:background-color="#ffff00"/>
    </style:style>
    <style:style style:name="P11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4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5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6" style:family="paragraph" style:parent-style-name="Preformatted_20_Text">
      <style:text-properties officeooo:rsid="014bfecc" officeooo:paragraph-rsid="014bfecc" fo:background-color="#ffff00"/>
    </style:style>
    <style:style style:name="P12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9" style:family="paragraph" style:parent-style-name="Preformatted_20_Text">
      <style:text-properties officeooo:rsid="0033e1de" officeooo:paragraph-rsid="00b2e935" fo:background-color="#ffff00"/>
    </style:style>
    <style:style style:name="P130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1" style:family="paragraph" style:parent-style-name="Preformatted_20_Text">
      <style:text-properties officeooo:rsid="004d697e" officeooo:paragraph-rsid="004d697e" fo:background-color="#ffff00"/>
    </style:style>
    <style:style style:name="P13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3" style:family="paragraph" style:parent-style-name="Preformatted_20_Text">
      <style:text-properties officeooo:rsid="004c1230" officeooo:paragraph-rsid="004c1230" fo:background-color="#ffff00"/>
    </style:style>
    <style:style style:name="P13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5" style:family="paragraph" style:parent-style-name="Preformatted_20_Text">
      <style:text-properties officeooo:rsid="014c533c" officeooo:paragraph-rsid="014c533c" fo:background-color="#ffff00"/>
    </style:style>
    <style:style style:name="P136" style:family="paragraph" style:parent-style-name="Preformatted_20_Text">
      <style:text-properties officeooo:paragraph-rsid="0112db36"/>
    </style:style>
    <style:style style:name="P137" style:family="paragraph" style:parent-style-name="Standard">
      <style:text-properties officeooo:paragraph-rsid="0112db36"/>
    </style:style>
    <style:style style:name="P138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39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8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0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2" style:family="paragraph" style:parent-style-name="Standard">
      <style:text-properties officeooo:paragraph-rsid="00766f35"/>
    </style:style>
    <style:style style:name="P153" style:family="paragraph" style:parent-style-name="Standard">
      <style:text-properties officeooo:paragraph-rsid="009549ef"/>
    </style:style>
    <style:style style:name="P154" style:family="paragraph" style:parent-style-name="Standard">
      <style:text-properties officeooo:paragraph-rsid="0130df51"/>
    </style:style>
    <style:style style:name="P155" style:family="paragraph" style:parent-style-name="Preformatted_20_Text">
      <style:paragraph-properties fo:break-before="page"/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59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1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4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5" style:family="paragraph" style:parent-style-name="Preformatted_20_Text">
      <style:text-properties officeooo:paragraph-rsid="0112db36" fo:background-color="#ff4000"/>
    </style:style>
    <style:style style:name="P166" style:family="paragraph" style:parent-style-name="Preformatted_20_Text">
      <style:text-properties officeooo:paragraph-rsid="00652d92" fo:background-color="#ff4000"/>
    </style:style>
    <style:style style:name="P167" style:family="paragraph" style:parent-style-name="Preformatted_20_Text">
      <style:text-properties officeooo:rsid="0032be52" officeooo:paragraph-rsid="0032be52" fo:background-color="#ff4000"/>
    </style:style>
    <style:style style:name="P168" style:family="paragraph" style:parent-style-name="Preformatted_20_Text">
      <style:text-properties officeooo:rsid="0033e1de" officeooo:paragraph-rsid="0033e1de" fo:background-color="#ff4000"/>
    </style:style>
    <style:style style:name="P169" style:family="paragraph" style:parent-style-name="Preformatted_20_Text">
      <style:text-properties officeooo:rsid="005f6b0c" officeooo:paragraph-rsid="0033e1de" fo:background-color="#ff4000"/>
    </style:style>
    <style:style style:name="P170" style:family="paragraph" style:parent-style-name="Preformatted_20_Text">
      <style:text-properties officeooo:rsid="00374b8f" officeooo:paragraph-rsid="00374b8f" fo:background-color="#ff4000"/>
    </style:style>
    <style:style style:name="P171" style:family="paragraph" style:parent-style-name="Preformatted_20_Text">
      <style:text-properties officeooo:rsid="003ddb18" officeooo:paragraph-rsid="00652d92" fo:background-color="#ff4000"/>
    </style:style>
    <style:style style:name="P172" style:family="paragraph" style:parent-style-name="Preformatted_20_Text">
      <style:text-properties officeooo:rsid="003ddb18" officeooo:paragraph-rsid="003ddb18" fo:background-color="#ff4000"/>
    </style:style>
    <style:style style:name="P173" style:family="paragraph" style:parent-style-name="Preformatted_20_Text">
      <style:text-properties officeooo:rsid="003e2d41" officeooo:paragraph-rsid="003e2d41" fo:background-color="#ff4000"/>
    </style:style>
    <style:style style:name="P174" style:family="paragraph" style:parent-style-name="Preformatted_20_Text">
      <style:text-properties officeooo:rsid="006af04a" officeooo:paragraph-rsid="006af04a" fo:background-color="#ff4000"/>
    </style:style>
    <style:style style:name="P175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7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77" style:family="paragraph" style:parent-style-name="Heading_20_1">
      <style:paragraph-properties fo:break-before="page"/>
    </style:style>
    <style:style style:name="P178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79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80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81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82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83" style:family="paragraph" style:parent-style-name="Preformatted_20_Text" style:list-style-name="L1">
      <style:text-properties officeooo:rsid="00104687" officeooo:paragraph-rsid="00d0efc5"/>
    </style:style>
    <style:style style:name="P184" style:family="paragraph" style:parent-style-name="Preformatted_20_Text" style:list-style-name="L1">
      <style:text-properties officeooo:rsid="00104687" officeooo:paragraph-rsid="0112db36"/>
    </style:style>
    <style:style style:name="P185" style:family="paragraph" style:parent-style-name="Preformatted_20_Text" style:list-style-name="L2">
      <style:text-properties officeooo:rsid="00104687" officeooo:paragraph-rsid="00b90a2d"/>
    </style:style>
    <style:style style:name="P186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87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88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89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90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191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192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193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194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195" style:family="paragraph" style:parent-style-name="Preformatted_20_Text" style:list-style-name="L7">
      <style:text-properties officeooo:rsid="002e60a6" officeooo:paragraph-rsid="002e60a6" fo:background-color="#ff4000"/>
    </style:style>
    <style:style style:name="P196" style:family="paragraph" style:parent-style-name="Preformatted_20_Text" style:list-style-name="L7">
      <style:text-properties officeooo:rsid="002fdfe7" officeooo:paragraph-rsid="002fdfe7" fo:background-color="#ff4000"/>
    </style:style>
    <style:style style:name="P197" style:family="paragraph" style:parent-style-name="Preformatted_20_Text" style:list-style-name="L7">
      <style:text-properties officeooo:rsid="002fdfe7" officeooo:paragraph-rsid="0038e7a6" fo:background-color="#ff4000"/>
    </style:style>
    <style:style style:name="P198" style:family="paragraph" style:parent-style-name="Preformatted_20_Text" style:list-style-name="L7">
      <style:text-properties officeooo:rsid="0032be52" officeooo:paragraph-rsid="0032be52" fo:background-color="#ff4000"/>
    </style:style>
    <style:style style:name="P199" style:family="paragraph" style:parent-style-name="Preformatted_20_Text" style:list-style-name="L9">
      <style:text-properties officeooo:rsid="003e2d41" officeooo:paragraph-rsid="006d95ab" fo:background-color="#ff4000"/>
    </style:style>
    <style:style style:name="P200" style:family="paragraph" style:parent-style-name="Preformatted_20_Text" style:list-style-name="L9">
      <style:text-properties officeooo:rsid="01538000" officeooo:paragraph-rsid="01538000" fo:background-color="#ff4000"/>
    </style:style>
    <style:style style:name="P201" style:family="paragraph" style:parent-style-name="Preformatted_20_Text" style:list-style-name="L9">
      <style:text-properties officeooo:rsid="0161ee74" officeooo:paragraph-rsid="0161ee74" fo:background-color="#ff4000"/>
    </style:style>
    <style:style style:name="P202" style:family="paragraph" style:parent-style-name="Preformatted_20_Text" style:list-style-name="L9">
      <style:text-properties officeooo:rsid="00838977" officeooo:paragraph-rsid="00838977" fo:background-color="#ff4000"/>
    </style:style>
    <style:style style:name="P203" style:family="paragraph" style:parent-style-name="Preformatted_20_Text" style:list-style-name="L9">
      <style:text-properties officeooo:rsid="01587a49" officeooo:paragraph-rsid="01587a49" fo:background-color="#ff4000"/>
    </style:style>
    <style:style style:name="P204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05" style:family="paragraph" style:parent-style-name="Preformatted_20_Text" style:list-style-name="L9">
      <style:text-properties officeooo:rsid="0070715b" officeooo:paragraph-rsid="007bd7b2" fo:background-color="#ff4000"/>
    </style:style>
    <style:style style:name="P206" style:family="paragraph" style:parent-style-name="Preformatted_20_Text" style:list-style-name="L11">
      <style:text-properties officeooo:paragraph-rsid="00ce5df7" fo:background-color="#ff4000"/>
    </style:style>
    <style:style style:name="P207" style:family="paragraph" style:parent-style-name="Preformatted_20_Text" style:list-style-name="L11">
      <style:text-properties officeooo:rsid="007300e6" officeooo:paragraph-rsid="00ce5df7" fo:background-color="#ff4000"/>
    </style:style>
    <style:style style:name="P208" style:family="paragraph" style:parent-style-name="Preformatted_20_Text" style:list-style-name="L8">
      <style:text-properties officeooo:paragraph-rsid="00652d92"/>
    </style:style>
    <style:style style:name="P209" style:family="paragraph" style:parent-style-name="Preformatted_20_Text" style:list-style-name="L9">
      <style:text-properties officeooo:paragraph-rsid="0063cecf" fo:background-color="transparent"/>
    </style:style>
    <style:style style:name="P210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11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12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13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14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15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16" style:family="paragraph" style:parent-style-name="Preformatted_20_Text" style:list-style-name="L9">
      <style:text-properties officeooo:paragraph-rsid="00b2e935" fo:background-color="#ffff00"/>
    </style:style>
    <style:style style:name="P217" style:family="paragraph" style:parent-style-name="Preformatted_20_Text" style:list-style-name="L10">
      <style:text-properties officeooo:rsid="01813183" officeooo:paragraph-rsid="01813183" fo:background-color="#ffff00"/>
    </style:style>
    <style:style style:name="P218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2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42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3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4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aa4da" style:font-weight-asian="normal" style:font-weight-complex="normal"/>
    </style:style>
    <style:style style:name="T47" style:family="text">
      <style:text-properties fo:font-weight="normal" fo:background-color="#ffff00" loext:char-shading-value="0" style:font-weight-asian="normal" style:font-weight-complex="normal"/>
    </style:style>
    <style:style style:name="T48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9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50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51" style:family="text">
      <style:text-properties officeooo:rsid="00566c2c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7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8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9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60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61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62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63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4" style:family="text">
      <style:text-properties fo:font-style="normal" officeooo:rsid="010166bb" fo:background-color="#ffff00" loext:char-shading-value="0" style:font-style-asian="normal" style:font-style-complex="normal"/>
    </style:style>
    <style:style style:name="T65" style:family="text">
      <style:text-properties fo:font-style="normal" officeooo:rsid="00b90a2d" fo:background-color="#ffff00" loext:char-shading-value="0" style:font-style-asian="normal" style:font-style-complex="normal"/>
    </style:style>
    <style:style style:name="T66" style:family="text">
      <style:text-properties fo:font-style="normal" officeooo:rsid="0103f0cd" fo:background-color="#ffff00" loext:char-shading-value="0" style:font-style-asian="normal" style:font-style-complex="normal"/>
    </style:style>
    <style:style style:name="T67" style:family="text">
      <style:text-properties fo:font-style="normal" officeooo:rsid="00b535a7" fo:background-color="#ffff00" loext:char-shading-value="0" style:font-style-asian="normal" style:font-style-complex="normal"/>
    </style:style>
    <style:style style:name="T68" style:family="text">
      <style:text-properties fo:font-style="normal" officeooo:rsid="00b540ff" fo:background-color="#ffff00" loext:char-shading-value="0" style:font-style-asian="normal" style:font-style-complex="normal"/>
    </style:style>
    <style:style style:name="T69" style:family="text">
      <style:text-properties fo:font-style="normal" officeooo:rsid="00d75753" fo:background-color="#ffff00" loext:char-shading-value="0" style:font-style-asian="normal" style:font-style-complex="normal"/>
    </style:style>
    <style:style style:name="T70" style:family="text">
      <style:text-properties fo:font-style="normal" officeooo:rsid="00d0efc5" fo:background-color="#ff0000" loext:char-shading-value="0" style:font-style-asian="normal" style:font-style-complex="normal"/>
    </style:style>
    <style:style style:name="T71" style:family="text">
      <style:text-properties fo:font-style="normal" officeooo:rsid="01354a50" fo:background-color="#ff0000" loext:char-shading-value="0" style:font-style-asian="normal" style:font-style-complex="normal"/>
    </style:style>
    <style:style style:name="T72" style:family="text">
      <style:text-properties fo:font-style="normal" officeooo:rsid="00d75753" fo:background-color="#ff0000" loext:char-shading-value="0" style:font-style-asian="normal" style:font-style-complex="normal"/>
    </style:style>
    <style:style style:name="T73" style:family="text">
      <style:text-properties fo:font-style="normal" officeooo:rsid="00d7e1c6" fo:background-color="#ff0000" loext:char-shading-value="0" style:font-style-asian="normal" style:font-style-complex="normal"/>
    </style:style>
    <style:style style:name="T74" style:family="text">
      <style:text-properties fo:font-style="normal" officeooo:rsid="00f0d007" fo:background-color="#ff0000" loext:char-shading-value="0" style:font-style-asian="normal" style:font-style-complex="normal"/>
    </style:style>
    <style:style style:name="T75" style:family="text">
      <style:text-properties fo:font-style="normal" officeooo:rsid="00b535a7" fo:background-color="#ff0000" loext:char-shading-value="0" style:font-style-asian="normal" style:font-style-complex="normal"/>
    </style:style>
    <style:style style:name="T76" style:family="text">
      <style:text-properties fo:font-style="normal" officeooo:rsid="00b535a7" fo:background-color="#ff4000" loext:char-shading-value="0" style:font-style-asian="normal" style:font-style-complex="normal"/>
    </style:style>
    <style:style style:name="T77" style:family="text">
      <style:text-properties fo:font-style="normal" officeooo:rsid="00b540ff" fo:background-color="#ff4000" loext:char-shading-value="0" style:font-style-asian="normal" style:font-style-complex="normal"/>
    </style:style>
    <style:style style:name="T78" style:family="text">
      <style:text-properties officeooo:rsid="007bbf84"/>
    </style:style>
    <style:style style:name="T79" style:family="text">
      <style:text-properties officeooo:rsid="007bd7b2"/>
    </style:style>
    <style:style style:name="T80" style:family="text">
      <style:text-properties officeooo:rsid="007ee00a"/>
    </style:style>
    <style:style style:name="T81" style:family="text">
      <style:text-properties officeooo:rsid="0081150e"/>
    </style:style>
    <style:style style:name="T82" style:family="text">
      <style:text-properties officeooo:rsid="00835e6e"/>
    </style:style>
    <style:style style:name="T83" style:family="text">
      <style:text-properties officeooo:rsid="008f150b"/>
    </style:style>
    <style:style style:name="T84" style:family="text">
      <style:text-properties officeooo:rsid="0033e1de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585e96" fo:background-color="transparent" loext:char-shading-value="0"/>
    </style:style>
    <style:style style:name="T87" style:family="text">
      <style:text-properties officeooo:rsid="00c84639"/>
    </style:style>
    <style:style style:name="T88" style:family="text">
      <style:text-properties officeooo:rsid="00d015f1"/>
    </style:style>
    <style:style style:name="T89" style:family="text">
      <style:text-properties officeooo:rsid="00e86c2f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92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93" style:family="text">
      <style:text-properties officeooo:rsid="0112db36"/>
    </style:style>
    <style:style style:name="T94" style:family="text">
      <style:text-properties officeooo:rsid="012f6a3f"/>
    </style:style>
    <style:style style:name="T95" style:family="text">
      <style:text-properties officeooo:rsid="0130df51"/>
    </style:style>
    <style:style style:name="T96" style:family="text">
      <style:text-properties officeooo:rsid="0139bb0a"/>
    </style:style>
    <style:style style:name="T97" style:family="text">
      <style:text-properties officeooo:rsid="013251c5"/>
    </style:style>
    <style:style style:name="T98" style:family="text">
      <style:text-properties officeooo:rsid="00585e96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012dd62" fo:background-color="#ffff00" loext:char-shading-value="0"/>
    </style:style>
    <style:style style:name="T101" style:family="text">
      <style:text-properties officeooo:rsid="00c84639" fo:background-color="#ffff00" loext:char-shading-value="0"/>
    </style:style>
    <style:style style:name="T102" style:family="text">
      <style:text-properties officeooo:rsid="00838977"/>
    </style:style>
    <style:style style:name="T103" style:family="text">
      <style:text-properties officeooo:rsid="007300e6"/>
    </style:style>
    <style:style style:name="T104" style:family="text">
      <style:text-properties officeooo:rsid="00730f8f"/>
    </style:style>
    <style:style style:name="T105" style:family="text">
      <style:text-properties officeooo:rsid="0177d4d2"/>
    </style:style>
    <style:style style:name="T106" style:family="text">
      <style:text-properties officeooo:rsid="0179818f"/>
    </style:style>
    <style:style style:name="T107" style:family="text">
      <style:text-properties officeooo:rsid="017c8311"/>
    </style:style>
    <style:style style:name="T108" style:family="text">
      <style:text-properties fo:background-color="#ff4000" loext:char-shading-value="0"/>
    </style:style>
    <style:style style:name="T109" style:family="text">
      <style:text-properties officeooo:rsid="0063cecf" fo:background-color="#ff4000" loext:char-shading-value="0"/>
    </style:style>
    <style:style style:name="T110" style:family="text">
      <style:text-properties officeooo:rsid="0064b112" fo:background-color="#ff4000" loext:char-shading-value="0"/>
    </style:style>
    <style:style style:name="T111" style:family="text">
      <style:text-properties officeooo:rsid="00374b8f" fo:background-color="#ff4000" loext:char-shading-value="0"/>
    </style:style>
    <style:style style:name="T112" style:family="text">
      <style:text-properties officeooo:rsid="0177d4d2" fo:background-color="#ff4000" loext:char-shading-value="0"/>
    </style:style>
    <style:style style:name="T113" style:family="text">
      <style:text-properties officeooo:rsid="0183430e"/>
    </style:style>
    <style:style style:name="T114" style:family="text">
      <style:text-properties officeooo:rsid="0185c38a"/>
    </style:style>
    <style:style style:name="T115" style:family="text">
      <style:text-properties fo:font-size="10pt" officeooo:rsid="0176ffe3" style:font-size-asian="10pt" style:font-size-complex="10pt"/>
    </style:style>
    <style:style style:name="T116" style:family="text">
      <style:text-properties fo:font-size="10pt" officeooo:rsid="0176ffe3" fo:background-color="#ffff00" loext:char-shading-value="0" style:font-size-asian="10pt" style:font-size-complex="10pt"/>
    </style:style>
    <style:style style:name="T117" style:family="text">
      <style:text-properties fo:font-size="10pt" officeooo:rsid="0176ffe3" fo:background-color="#ffff00" loext:char-shading-value="0" style:font-size-asian="10pt" style:font-size-complex="10pt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6"><text:a xlink:type="simple" xlink:href="#__RefHeading___Toc1182_745227791" text:style-name="Index_20_Link" text:visited-style-name="Index_20_Link">Debian 6.x, 7.x<text:tab/>2</text:a></text:p>
          <text:p text:style-name="P156"><text:a xlink:type="simple" xlink:href="#__RefHeading___Toc1184_745227791" text:style-name="Index_20_Link" text:visited-style-name="Index_20_Link">Debian 7, Wheezy<text:tab/>5</text:a></text:p>
          <text:p text:style-name="P156"><text:a xlink:type="simple" xlink:href="#__RefHeading___Toc1186_745227791" text:style-name="Index_20_Link" text:visited-style-name="Index_20_Link">Debian 8, Jessie<text:tab/>8</text:a></text:p>
          <text:p text:style-name="P156"><text:a xlink:type="simple" xlink:href="#__RefHeading___Toc1133_1967369634" text:style-name="Index_20_Link" text:visited-style-name="Index_20_Link">Ubuntu 16.04 Xenial Xerus<text:tab/>10</text:a></text:p>
          <text:p text:style-name="P156"><text:a xlink:type="simple" xlink:href="#__RefHeading___Toc1135_1967369634" text:style-name="Index_20_Link" text:visited-style-name="Index_20_Link">Ubuntu 18.04<text:tab/>11</text:a></text:p>
          <text:p text:style-name="P156"><text:a xlink:type="simple" xlink:href="#__RefHeading___Toc1137_1967369634" text:style-name="Index_20_Link" text:visited-style-name="Index_20_Link">Debian 10<text:tab/>13</text:a></text:p>
          <text:p text:style-name="P156"><text:a xlink:type="simple" xlink:href="#__RefHeading___Toc1139_1967369634" text:style-name="Index_20_Link" text:visited-style-name="Index_20_Link">Ubuntu 18.04 v2<text:tab/>15</text:a></text:p>
          <text:p text:style-name="P156"><text:a xlink:type="simple" xlink:href="#__RefHeading___Toc1141_1967369634" text:style-name="Index_20_Link" text:visited-style-name="Index_20_Link">Ubuntu 20.04 v1<text:tab/>16</text:a></text:p>
          <text:p text:style-name="P156"><text:a xlink:type="simple" xlink:href="#__RefHeading___Toc1225_2689946439" text:style-name="Index_20_Link" text:visited-style-name="Index_20_Link">Debian 11<text:tab/>17</text:a></text:p>
          <text:p text:style-name="P156"><text:a xlink:type="simple" xlink:href="#__RefHeading___Toc1225_2689946439%20Copy%201" text:style-name="Index_20_Link" text:visited-style-name="Index_20_Link">Debian 12<text:tab/>21</text:a></text:p>
          <text:p text:style-name="P156"><text:a xlink:type="simple" xlink:href="#__RefHeading___Toc1364_2390835838" text:style-name="Index_20_Link" text:visited-style-name="Index_20_Link">Jälkikäsittely<text:tab/>25</text:a></text:p>
        </text:index-body>
      </text:table-of-content>
      <text:p text:style-name="Preformatted_20_Text"/>
      <text:p text:style-name="Preformatted_20_Text"/>
      <text:p text:style-name="P155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5"/>
      <text:h text:style-name="Heading_20_1" text:outline-level="1"><text:bookmark-start text:name="__RefHeading___Toc1184_745227791"/><text:span text:style-name="T95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6">user1</text:span>@<text:span text:style-name="T106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6">user1</text:span>@<text:span text:style-name="T106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5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5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77" text:outline-level="1"><text:bookmark-start text:name="__RefHeading___Toc1186_745227791"/><text:span text:style-name="T95">Debian 8, </text:span>Jessie <text:bookmark-end text:name="__RefHeading___Toc1186_745227791"/></text:h>
      <text:p text:style-name="Standard">00 =============================================================== 00</text:p>
      <text:p text:style-name="P154">00 <text:s text:c="29"/>Jessie <text:s text:c="106"/><text:span text:style-name="T1">00</text:span></text:p>
      <text:p text:style-name="P154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77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77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77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6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77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6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9">Transcriben käynnistin löytyy nyt valmiina: /home/user1/linux-asennukset/ohjelmat ja asennukset/ohjelmat musiikki/Transcribe</text:p>
      <text:h text:style-name="P177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3">00 <text:s text:c="49"/>Ubuntu 20.04 v1 <text:s text:c="64"/><text:span text:style-name="T2">00</text:span></text:p>
      <text:p text:style-name="P153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4">Parasta jättää asentamatta, menee systeemi rikki:</text:p>
      <text:p text:style-name="P146"><text:span text:style-name="T83">apt -y install </text:span>compizconfig-settings-manager <text:span text:style-name="T15">grub-customizer </text:span></text:p>
      <text:p text:style-name="P145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5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78" text:outline-level="1"><text:bookmark-start text:name="__RefHeading___Toc1225_2689946439"/>Debian 11<text:bookmark-end text:name="__RefHeading___Toc1225_2689946439"/></text:h>
      <text:p text:style-name="P37"/>
      <text:p text:style-name="P37"/>
      <text:p text:style-name="Standard">00 ================================================================= 00</text:p>
      <text:p text:style-name="P152">00 <text:s text:c="55"/><text:span text:style-name="T17">Debian 11 <text:s text:c="51"/></text:span><text:s text:c="24"/><text:span text:style-name="T2">00</text:span></text:p>
      <text:p text:style-name="P152">00 ================================================================= 00</text:p>
      <text:p text:style-name="P37"/>
      <text:p text:style-name="P40">Asenna ensimmäiseksi näytön ajurit.</text:p>
      <text:p text:style-name="P37"/>
      <text:p text:style-name="P37">AMD/ATI Drivers (amdgpu, radeon, r128, mach64) – <text:span text:style-name="T81">ajurit</text:span></text:p>
      <text:p text:style-name="P37"><text:a xlink:type="simple" xlink:href="https://wiki.debian.org/AtiHowTo" text:style-name="Internet_20_link" text:visited-style-name="Visited_20_Internet_20_Link">https://wiki.debian.org/AtiHowTo</text:a></text:p>
      <text:p text:style-name="P37"/>
      <text:p text:style-name="P61"/>
      <text:p text:style-name="P64">Nvidia – ajurit</text:p>
      <text:p text:style-name="P68"><text:tab/>root@dlp:~# vi /etc/apt/sources.list</text:p>
      <text:p text:style-name="P68"/>
      <text:p text:style-name="P142"><text:a xlink:type="simple" xlink:href="https://www.server-world.info/en/note?os=Debian_11&amp;p=nvidia&amp;f=1" text:style-name="Internet_20_link" text:visited-style-name="Visited_20_Internet_20_Link"><text:span text:style-name="T85">https://www.server-world.info/en/note?os=Debian_11&amp;p=nvidia&amp;f=1</text:span></text:a></text:p>
      <text:p text:style-name="P65"/>
      <text:p text:style-name="P65"># add [non-free] to [main] line</text:p>
      <text:p text:style-name="P64"/>
      <text:p text:style-name="P65"># * if [contrib] is not set, add it, too</text:p>
      <text:p text:style-name="P64"/>
      <text:p text:style-name="P65">deb http://deb.debian.org/debian/ bullseye main contrib non-free</text:p>
      <text:p text:style-name="P64"/>
      <text:p text:style-name="P65"># if your card is before GeForce 600 series or the same generation products, install [nvidia-legacy-390xx-driver]</text:p>
      <text:p text:style-name="P64"/>
      <text:p text:style-name="P115">apt -y install nvidia-driver firmware-misc-nonfree</text:p>
      <text:p text:style-name="P75"># default [nouveau] driver is disabled</text:p>
      <text:p text:style-name="P74"/>
      <text:p text:style-name="P75">root@dlp:~# cat /etc/modprobe.d/nvidia-blacklists-nouveau.conf</text:p>
      <text:p text:style-name="P74"/>
      <text:p text:style-name="P75"># You need to run "update-initramfs -u" after editing this file.</text:p>
      <text:p text:style-name="P74"/>
      <text:p text:style-name="P75"># see #580894</text:p>
      <text:p text:style-name="P75">blacklist nouveau</text:p>
      <text:p text:style-name="P75"/>
      <text:p text:style-name="P75">root@dlp:~# reboot</text:p>
      <text:p text:style-name="P75"># verify installation to show Graphic cards status</text:p>
      <text:p text:style-name="P76"/>
      <text:p text:style-name="P115">root@dlp:~# nvidia-smi</text:p>
      <text:p text:style-name="P76"/>
      <text:p text:style-name="P75">Thu Feb <text:s/>2 14:08:45 2023 <text:s text:c="6"/></text:p>
      <text:p text:style-name="P76">+-----------------------------------------------------------------------------+</text:p>
      <text:p text:style-name="P76">| NVIDIA-SMI 470.161.03 <text:s text:c="2"/>Driver Version: 470.161.03 <text:s text:c="2"/>CUDA Version: 11.4 <text:s text:c="4"/>|</text:p>
      <text:p text:style-name="P76">|-------------------------------+----------------------+----------------------+</text:p>
      <text:p text:style-name="P76">| GPU <text:s/>Name <text:s text:c="7"/>Persistence-M| Bus-Id <text:s text:c="7"/>Disp.A | Volatile Uncorr. ECC |</text:p>
      <text:p text:style-name="P76">| Fan <text:s/>Temp <text:s/>Perf <text:s/>Pwr:Usage/Cap| <text:s text:c="8"/>Memory-Usage | GPU-Util <text:s/>Compute M. |</text:p>
      <text:p text:style-name="P76">| <text:s text:c="30"/>| <text:s text:c="21"/>| <text:s text:c="14"/>MIG M. |</text:p>
      <text:p text:style-name="P76">|===============================+======================+======================|</text:p>
      <text:p text:style-name="P76">| <text:s text:c="2"/>0 <text:s/>NVIDIA GeForce ... <text:s/>On <text:s text:c="2"/>| 00000000:07:00.0 <text:s/>On | <text:s text:c="17"/>N/A |</text:p>
      <text:p text:style-name="P76">| <text:s/>0% <text:s text:c="2"/>50C <text:s text:c="3"/>P8 <text:s text:c="4"/>4W / 100W | <text:s text:c="3"/>518MiB / <text:s/>3908MiB | <text:s text:c="5"/>2% <text:s text:c="5"/>Default |</text:p>
      <text:p text:style-name="P76">| <text:s text:c="30"/>| <text:s text:c="21"/>| <text:s text:c="17"/>N/A |</text:p>
      <text:p text:style-name="P76">+-------------------------------+----------------------+----------------------+</text:p>
      <text:p text:style-name="P76"><text:s text:c="79"/></text:p>
      <text:p text:style-name="P76">+-----------------------------------------------------------------------------+</text:p>
      <text:p text:style-name="P76">| Processes: <text:s text:c="65"/>|</text:p>
      <text:p text:style-name="P76">| <text:s/>GPU <text:s text:c="2"/>GI <text:s text:c="2"/>CI <text:s text:c="7"/>PID <text:s text:c="2"/>Type <text:s text:c="2"/>Process name <text:s text:c="17"/>GPU Memory |</text:p>
      <text:p text:style-name="P76">| <text:s text:c="7"/>ID <text:s text:c="2"/>ID <text:s text:c="50"/>Usage <text:s text:c="5"/>|</text:p>
      <text:p text:style-name="P76">|=============================================================================|</text:p>
      <text:p text:style-name="P76">| <text:s text:c="3"/>0 <text:s text:c="2"/>N/A <text:s/>N/A <text:s text:c="5"/>1292 <text:s text:c="5"/>G <text:s text:c="2"/>/usr/lib/xorg/Xorg <text:s text:c="15"/>221MiB |</text:p>
      <text:p text:style-name="P76"><text:soft-page-break/>| <text:s text:c="3"/>0 <text:s text:c="2"/>N/A <text:s/>N/A <text:s text:c="5"/>1530 <text:s text:c="5"/>G <text:s text:c="2"/>/usr/bin/gnome-shell <text:s text:c="14"/>68MiB |</text:p>
      <text:p text:style-name="P76">| <text:s text:c="3"/>0 <text:s text:c="2"/>N/A <text:s/>N/A <text:s text:c="5"/>2853 <text:s text:c="5"/>G <text:s text:c="2"/>...b/thunderbird/thunderbird <text:s text:c="6"/>93MiB |</text:p>
      <text:p text:style-name="P76">| <text:s text:c="3"/>0 <text:s text:c="2"/>N/A <text:s/>N/A <text:s text:c="5"/>3170 <text:s text:c="5"/>G <text:s text:c="2"/>...b/firefox-esr/firefox-esr <text:s text:c="5"/>131MiB |</text:p>
      <text:p text:style-name="P76">+-----------------------------------------------------------------------------+</text:p>
      <text:p text:style-name="P76">root@user1:~# </text:p>
      <text:p text:style-name="P77"/>
      <text:p text:style-name="P70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5">https://superuser.com/questions/1493096/linux-ubuntu-speakers-popping-every-few-seconds</text:span></text:a></text:p>
      <text:p text:style-name="P70"/>
      <text:p text:style-name="P6"><text:span text:style-name="Source_20_Text"><text:span text:style-name="T10">sudo nano /sys/module/snd_hda_intel/parameters/power_save</text:span></text:span><text:span text:style-name="T85"> and change the value from 1 to 0.</text:span></text:p>
      <text:p text:style-name="P70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5"> and change the value from Y to N.</text:span></text:p>
      <text:p text:style-name="P70"/>
      <text:p text:style-name="P4"><text:span text:style-name="Source_20_Text"><text:span text:style-name="T9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4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1">Make a file in the /etc/modprobe.d/audio_disable_powersave.conf</text:p>
      <text:p text:style-name="P71">Put this line in it: options snd_hda_intel power_save=0</text:p>
      <text:p text:style-name="P71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8">SSH server, jos tarvetta:</text:span></text:span></text:p>
      <text:list xml:id="list734780813" text:style-name="L1">
        <text:list-item>
          <text:p text:style-name="P183"><text:span text:style-name="Source_20_Text"><text:span text:style-name="T58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7">Virtualboxin asennus </text:span></text:span><text:span text:style-name="Source_20_Text"><text:span text:style-name="T59">(tarkista versio!)</text:span></text:span><text:span text:style-name="Source_20_Text"><text:span text:style-name="T57">:</text:span></text:span></text:p>
      <text:list text:style-name="L2">
        <text:list-item>
          <text:p text:style-name="P185"><text:span text:style-name="Source_20_Text"><text:span text:style-name="T65">apt install linux-headers-$(uname -r) dkms</text:span></text:span></text:p>
        </text:list-item>
        <text:list-item>
          <text:p text:style-name="P185"><text:span text:style-name="Source_20_Text"><text:span text:style-name="T57">wget https://download.virtualbox.org/virtualbox/6.1.26/virtualbox-6.1_6.1.26-145957~Debian~bullseye_amd64.deb</text:span></text:span></text:p>
        </text:list-item>
        <text:list-item>
          <text:p text:style-name="P185"><text:span text:style-name="Source_20_Text"><text:span text:style-name="T65">dpkg -i virtualbox-</text:span></text:span><text:span text:style-name="Source_20_Text"><text:span text:style-name="T66">7-xx-ss</text:span></text:span><text:span text:style-name="Source_20_Text"><text:span text:style-name="T65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60">Guest Additions</text:span></text:span></text:p>
      <text:p text:style-name="P20"><text:span text:style-name="Source_20_Text"><text:span text:style-name="T60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60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61">Oletuksena levy voi mounttaantua no exec tilaan. Korjataan muuttamalla (virtuaalikoneen) /etc/fstab tiedostossa levyn määrittelyt:</text:span></text:span></text:p>
      <text:p text:style-name="P21"><text:span text:style-name="Source_20_Text"><text:span text:style-name="T61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62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7">Ääni rätisee? </text:span></text:span><text:span text:style-name="Source_20_Text"><text:span text:style-name="T68">Aja</text:span></text:span><text:span text:style-name="Source_20_Text"><text:span text:style-name="T67">:</text:span></text:span></text:p>
      <text:p text:style-name="P8"><text:span text:style-name="Source_20_Text"><text:span text:style-name="T67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8"/>
      <text:p text:style-name="P118">apt -y remove --purge evolution</text:p>
      <text:p text:style-name="P118">apt -y autoremove</text:p>
      <text:p text:style-name="P61"/>
      <text:p text:style-name="P121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7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4"> </text:span><text:span text:style-name="T35">duf</text:span></text:p>
      <text:p text:style-name="P27"/>
      <text:p text:style-name="P125"><text:span text:style-name="T33">i</text:span><text:span text:style-name="T32">3wm asennus:</text:span></text:p>
      <text:p text:style-name="P122"><text:span text:style-name="T33"><text:tab/></text:span><text:span text:style-name="T26">i3 i3lock i3blocks rofi pavucontrol playerctl feh</text:span></text:p>
      <text:p text:style-name="P61"/>
      <text:p text:style-name="P61"/>
      <text:p text:style-name="P120">apt -y autoremove</text:p>
      <text:p text:style-name="P90"/>
      <text:p text:style-name="P92"/>
      <text:p text:style-name="P117">dconf-<text:span text:style-name="T20">editor</text:span>, org/gnome/desktop/wm/preferences/button-layout:</text:p>
      <text:p text:style-name="P116">appmenu:minimize,maximize,close</text:p>
      <text:p text:style-name="P62"/>
      <text:p text:style-name="P86">HP printterit</text:p>
      <text:p text:style-name="P84">https://tutorialforlinux.com/2021/02/25/step-by-step-hp-printer-driver-debian-bullseye-installation/2/</text:p>
      <text:p text:style-name="P83"/>
      <text:p text:style-name="P123">apt -y install hplip</text:p>
      <text:p text:style-name="P85"/>
      <text:p text:style-name="P102">Käyttäjät:</text:p>
      <text:p text:style-name="P102"><text:tab/><text:span text:style-name="T105">user1</text:span><text:tab/>uid: 1000<text:tab/><text:span text:style-name="T82">gid:<text:tab/>1000</text:span></text:p>
      <text:p text:style-name="P102"><text:tab/><text:span text:style-name="T105">user2</text:span><text:tab/>uic: 1001<text:tab/><text:span text:style-name="T82">gid:<text:tab/>1001</text:span></text:p>
      <text:p text:style-name="P78"/>
      <text:p text:style-name="P102">group:</text:p>
      <text:p text:style-name="P103"><text:tab/>jaetut<text:tab/>id:1006<text:tab/>jäsenet:ai,user1</text:p>
      <text:p text:style-name="P103"/>
      <text:p text:style-name="P93">Uuden käyttäjän ryhmät</text:p>
      <text:p text:style-name="P151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9"><text:span text:style-name="T86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6">https://epson.com/Support/Scanners/Perfection-Series/Epson-Perfection-V600-Photo/s/SPT_B11B198011?review-filter=Linux#drivers</text:span></text:a></text:p>
      <text:p text:style-name="P38"><text:span text:style-name="T85">ja manuaali täältä: </text:span><text:a xlink:type="simple" xlink:href="http://download.ebz.epson.net/man/linux/epsonscan2_e.html" text:style-name="Internet_20_link" text:visited-style-name="Visited_20_Internet_20_Link"><text:span text:style-name="T85">http://download.ebz.epson.net/man/linux/epsonscan2_e.html</text:span></text:a></text:p>
      <text:p text:style-name="P58"/>
      <text:p text:style-name="P58">Ajurit myös täällä /home/user1/linux-asennukset/linux/asennus/epsonscan2-bundle-6.6.40.0.x86_64.deb mutta voi olla hyvä katsoa uudemmat Epsonin sivuilta.</text:p>
      <text:p text:style-name="P58"/>
      <text:p text:style-name="P100">Aja ensin dpkg -i epsonscan2_6.6.40.0-1_amd64.deb hakemistosta core ja sen jälkeen dpkg -i epsonscan2-non-free-plugin_1.0.0.5-1_amd64.deb hakemistosta plugins.</text:p>
      <text:p text:style-name="P100"/>
      <text:p text:style-name="P58">export PATH=$PATH:/usr/sbin</text:p>
      <text:p text:style-name="P58">export PATH=$PATH:/sbin</text:p>
      <text:p text:style-name="P61"/>
      <text:p text:style-name="P61">sudo lensfun-update-data</text:p>
      <text:p text:style-name="P61"/>
      <text:p text:style-name="P106">Kopioi linssi-data polusta <text:span text:style-name="T3">/home/user1/linux-asennukset/ohjelmat valokuvaus/lensfun/version_1</text:span> polkuun <text:span text:style-name="T7">/usr/share/lensfun/version_1/</text:span><text:span text:style-name="T53"> </text:span><text:span text:style-name="T52">ja katso oikeudet asianmukaisiksi.<text:line-break/></text:span><text:span text:style-name="T54">Tiedostojen permissionit: 555, eli chmod 555</text:span></text:p>
      <text:h text:style-name="P180" text:outline-level="1"><text:span text:style-name="Source_20_Text"/></text:h>
      <text:h text:style-name="P179" text:outline-level="1"><text:bookmark-start text:name="__RefHeading___Toc1225_2689946439 Copy 1"/>Debian 1<text:span text:style-name="T93">2</text:span><text:bookmark-end text:name="__RefHeading___Toc1225_2689946439 Copy 1"/></text:h>
      <text:p text:style-name="P136"/>
      <text:p text:style-name="P136"/>
      <text:p text:style-name="P137">00 ================================================================= 00</text:p>
      <text:p text:style-name="P137">00 <text:s text:c="55"/><text:span text:style-name="T17">Debian 1</text:span><text:span text:style-name="T94">2</text:span><text:span text:style-name="T17"> <text:s text:c="51"/></text:span><text:s text:c="24"/><text:span text:style-name="T2">00</text:span></text:p>
      <text:p text:style-name="P137">00 ================================================================= 00</text:p>
      <text:p text:style-name="P136"/>
      <text:p text:style-name="P41">Asenna ensimmäiseksi näytön ajurit.</text:p>
      <text:p text:style-name="P136"/>
      <text:p text:style-name="P136">AMD/ATI Drivers (amdgpu, radeon, r128, mach64) – <text:span text:style-name="T81">ajurit</text:span></text:p>
      <text:p text:style-name="P136"><text:a xlink:type="simple" xlink:href="https://wiki.debian.org/AtiHowTo" text:style-name="Internet_20_link" text:visited-style-name="Visited_20_Internet_20_Link">https://wiki.debian.org/AtiHowTo</text:a></text:p>
      <text:p text:style-name="P136"/>
      <text:p text:style-name="P108">apt install -<text:span text:style-name="T96">y</text:span> nvidia-driver firmware-misc-nonfree</text:p>
      <text:p text:style-name="P136"/>
      <text:p text:style-name="P80"/>
      <text:p text:style-name="P66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5">https://www.server-world.info/en/note?os=Debian_11&amp;p=nvidia&amp;f=1</text:span></text:a></text:p>
      <text:p text:style-name="P67"/>
      <text:p text:style-name="P67"># add [non-free] to [main] line</text:p>
      <text:p text:style-name="P66"/>
      <text:p text:style-name="P67"># * if [contrib] is not set, add it, too</text:p>
      <text:p text:style-name="P66"/>
      <text:p text:style-name="P67">deb http://deb.debian.org/debian/ bullseye main contrib non-free</text:p>
      <text:p text:style-name="P66"/>
      <text:p text:style-name="P67"># if your card is before GeForce 600 series or the same generation products, install [nvidia-legacy-390xx-driver]</text:p>
      <text:p text:style-name="P66"/>
      <text:p text:style-name="P81">apt -y install nvidia-driver firmware-misc-nonfree</text:p>
      <text:p text:style-name="P81"># default [nouveau] driver is disabled</text:p>
      <text:p text:style-name="P80"/>
      <text:p text:style-name="P81">root@dlp:~# cat /etc/modprobe.d/nvidia-blacklists-nouveau.conf</text:p>
      <text:p text:style-name="P80"/>
      <text:p text:style-name="P81"># You need to run "update-initramfs -u" after editing this file.</text:p>
      <text:p text:style-name="P80"/>
      <text:p text:style-name="P81"># see #580894</text:p>
      <text:p text:style-name="P81">blacklist nouveau</text:p>
      <text:p text:style-name="P81"/>
      <text:p text:style-name="P81">root@dlp:~# reboot</text:p>
      <text:p text:style-name="P81"># verify installation to show Graphic cards status</text:p>
      <text:p text:style-name="P82"/>
      <text:p text:style-name="P109">root@dlp:~# nvidia-smi</text:p>
      <text:p text:style-name="P82"/>
      <text:p text:style-name="P81">Thu Feb <text:s/>2 14:08:45 2023</text:p>
      <text:p text:style-name="P82">+-----------------------------------------------------------------------------+</text:p>
      <text:p text:style-name="P82">| NVIDIA-SMI 470.161.03 <text:s text:c="2"/>Driver Version: 470.161.03 <text:s text:c="2"/>CUDA Version: 11.4 <text:s text:c="4"/>|</text:p>
      <text:p text:style-name="P82">|-------------------------------+----------------------+----------------------+</text:p>
      <text:p text:style-name="P82">| GPU <text:s/>Name <text:s text:c="7"/>Persistence-M| Bus-Id <text:s text:c="7"/>Disp.A | Volatile Uncorr. ECC |</text:p>
      <text:p text:style-name="P82">| Fan <text:s/>Temp <text:s/>Perf <text:s/>Pwr:Usage/Cap| <text:s text:c="8"/>Memory-Usage | GPU-Util <text:s/>Compute M. |</text:p>
      <text:p text:style-name="P82">| <text:s text:c="30"/>| <text:s text:c="21"/>| <text:s text:c="14"/>MIG M. |</text:p>
      <text:p text:style-name="P82">|===============================+======================+======================|</text:p>
      <text:p text:style-name="P82">| <text:s text:c="2"/>0 <text:s/>NVIDIA GeForce ... <text:s/>On <text:s text:c="2"/>| 00000000:07:00.0 <text:s/>On | <text:s text:c="17"/>N/A |</text:p>
      <text:p text:style-name="P82">| <text:s/>0% <text:s text:c="2"/>50C <text:s text:c="3"/>P8 <text:s text:c="4"/>4W / 100W | <text:s text:c="3"/>518MiB / <text:s/>3908MiB | <text:s text:c="5"/>2% <text:s text:c="5"/>Default |</text:p>
      <text:p text:style-name="P82">| <text:s text:c="30"/>| <text:s text:c="21"/>| <text:s text:c="17"/>N/A |</text:p>
      <text:p text:style-name="P82">+-------------------------------+----------------------+----------------------+</text:p>
      <text:p text:style-name="P82"><text:s text:c="79"/></text:p>
      <text:p text:style-name="P82">+-----------------------------------------------------------------------------+</text:p>
      <text:p text:style-name="P82">| Processes: <text:s text:c="65"/>|</text:p>
      <text:p text:style-name="P82">| <text:s/>GPU <text:s text:c="2"/>GI <text:s text:c="2"/>CI <text:s text:c="7"/>PID <text:s text:c="2"/>Type <text:s text:c="2"/>Process name <text:s text:c="17"/>GPU Memory |</text:p>
      <text:p text:style-name="P82">| <text:s text:c="7"/>ID <text:s text:c="2"/>ID <text:s text:c="50"/>Usage <text:s text:c="5"/>|</text:p>
      <text:p text:style-name="P82"><text:soft-page-break/>|=============================================================================|</text:p>
      <text:p text:style-name="P82">| <text:s text:c="3"/>0 <text:s text:c="2"/>N/A <text:s/>N/A <text:s text:c="5"/>1292 <text:s text:c="5"/>G <text:s text:c="2"/>/usr/lib/xorg/Xorg <text:s text:c="15"/>221MiB |</text:p>
      <text:p text:style-name="P82">| <text:s text:c="3"/>0 <text:s text:c="2"/>N/A <text:s/>N/A <text:s text:c="5"/>1530 <text:s text:c="5"/>G <text:s text:c="2"/>/usr/bin/gnome-shell <text:s text:c="14"/>68MiB |</text:p>
      <text:p text:style-name="P82">| <text:s text:c="3"/>0 <text:s text:c="2"/>N/A <text:s/>N/A <text:s text:c="5"/>2853 <text:s text:c="5"/>G <text:s text:c="2"/>...b/thunderbird/thunderbird <text:s text:c="6"/>93MiB |</text:p>
      <text:p text:style-name="P82">| <text:s text:c="3"/>0 <text:s text:c="2"/>N/A <text:s/>N/A <text:s text:c="5"/>3170 <text:s text:c="5"/>G <text:s text:c="2"/>...b/firefox-esr/firefox-esr <text:s text:c="5"/>131MiB |</text:p>
      <text:p text:style-name="P82">+-----------------------------------------------------------------------------+</text:p>
      <text:p text:style-name="P82">root@user1:~# </text:p>
      <text:p text:style-name="P80"/>
      <text:p text:style-name="P72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5">https://superuser.com/questions/1493096/linux-ubuntu-speakers-popping-every-few-seconds</text:span></text:a></text:p>
      <text:p text:style-name="P72"/>
      <text:p text:style-name="P13"><text:span text:style-name="Source_20_Text"><text:span text:style-name="T10">sudo nano /sys/module/snd_hda_intel/parameters/power_save</text:span></text:span><text:span text:style-name="T99"> and change the value from 1 to 0.</text:span></text:p>
      <text:p text:style-name="P72"/>
      <text:p text:style-name="P14"><text:span text:style-name="Source_20_Text"><text:span text:style-name="T10">sudo nano /sys/module/snd_hda_intel/parameters/power_save_controller</text:span></text:span><text:span text:style-name="T99"> and change the value from Y to N.</text:span></text:p>
      <text:p text:style-name="P72"/>
      <text:p text:style-name="P13"><text:span text:style-name="Source_20_Text"><text:span text:style-name="T9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63">Lisää tiedosto: </text:span></text:span><text:span text:style-name="Source_20_Text"><text:span text:style-name="T64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3">Make a file in the /etc/modprobe.d/audio_disable_powersave.conf</text:p>
      <text:p text:style-name="P73">Put this line in it: options snd_hda_intel power_save=0</text:p>
      <text:p text:style-name="P73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0">SSH server, jos tarvetta:</text:span></text:span></text:p>
      <text:list xml:id="list171102260444878" text:continue-list="list734780813" text:style-name="L1">
        <text:list-item>
          <text:p text:style-name="P184"><text:span text:style-name="Source_20_Text"><text:span text:style-name="T70">apt -</text:span></text:span><text:span text:style-name="Source_20_Text"><text:span text:style-name="T71">y </text:span></text:span><text:span text:style-name="Source_20_Text"><text:span text:style-name="T70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13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86"><text:span text:style-name="Source_20_Text"><text:span text:style-name="T11">apt install linux-headers-$(uname -r) dkms</text:span></text:span></text:p>
        </text:list-item>
        <text:list-item>
          <text:p text:style-name="P186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86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9">Guest Additions</text:span></text:span></text:p>
      <text:p text:style-name="P14"><text:span text:style-name="Source_20_Text"/></text:p>
      <text:list text:style-name="L4">
        <text:list-item>
          <text:p text:style-name="P187"><text:span text:style-name="Source_20_Text"><text:span text:style-name="T69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72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72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73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73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4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6">Ääni rätisee? </text:span></text:span><text:span text:style-name="Source_20_Text"><text:span text:style-name="T77">Aja</text:span></text:span><text:span text:style-name="Source_20_Text"><text:span text:style-name="T76">:</text:span></text:span></text:p>
      <text:p text:style-name="P15"><text:span text:style-name="Source_20_Text"><text:span text:style-name="T75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9"/>
      <text:p text:style-name="P119">apt -y remove --purge evolution</text:p>
      <text:p text:style-name="P119">apt -y autoremove</text:p>
      <text:p text:style-name="P108"/>
      <text:p text:style-name="P218"><text:span text:style-name="T99">apt -y install gnucash digikam keepassx</text:span><text:span text:style-name="T99"><office:annotation loext:resolved="false"><dc:creator>Tuntematon tekijä</dc:creator><dc:date>2023-06-20T20:52:36.109848964</dc:date><text:p text:style-name="P219"><text:span text:style-name="T118">Tietokannan muutos uuteen tietokantamuotoon. Kuinka tapahtuu?</text:span></text:p></office:annotation></text:span><text:span text:style-name="T99"> gramps</text:span><text:span text:style-name="T99"><office:annotation loext:resolved="false"><dc:creator>Tuntematon tekijä</dc:creator><dc:date>2023-06-21T11:13:59.411925901</dc:date><text:p text:style-name="P219"><text:span text:style-name="T118">Tietokanta sijaitsee paikassa .gramps</text:span></text:p></office:annotation></text:span><text:span text:style-name="T99"> gtick streamripper jhead audacity gparted musescore3 vlc ranger easytag audacious htop darktable gimp libmediainfo-dev sqlitebrowser rapid-photo-downloader stellarium sound-juice</text:span><text:span text:style-name="T100">r cmus thunderbird-l10n-fi argyll gnome-system-tools </text:span><text:span text:style-name="T101">f</text:span><text:span text:style-name="T100">dupes</text:span><text:span text:style-name="T36"> rsync </text:span><text:span text:style-name="T37">iotop</text:span><text:span text:style-name="T38"> </text:span><text:span text:style-name="T39">thunar kleopatra neofetch hardinfo </text:span><text:span text:style-name="T40">duf grub-customizer </text:span><text:span text:style-name="T41">bat </text:span><text:span text:style-name="T42">youtube-dl geogebra gnome-shell-extension-manager r-base r-base-dev rkward </text:span><text:span text:style-name="T43">sayonara chessx </text:span><text:span text:style-name="Source_20_Text"><text:span text:style-name="T117">bsdmainutils</text:span></text:span></text:p>
      <text:p text:style-name="P29"/>
      <text:p text:style-name="P158"><text:span text:style-name="T27">a</text:span><text:span text:style-name="T19">pt -y install openshot-gt</text:span></text:p>
      <text:p text:style-name="P158"/>
      <text:p text:style-name="P32">OpenCL tuki käytöön ainakin Debian 12:sta:<text:line-break/></text:p>
      <text:p text:style-name="P32">apt install nvidia-libopencl*</text:p>
      <text:p text:style-name="P30"/>
      <text:p text:style-name="P30"/>
      <text:p text:style-name="P159"><text:span text:style-name="T27">J</text:span><text:span text:style-name="T19">ätetään pois Debian 12 asennuksesta, ollut versiossa 11 asennettuina:</text:span></text:p>
      <text:p text:style-name="P160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1"/>
      <text:p text:style-name="P28"/>
      <text:p text:style-name="P163"><text:span text:style-name="T26">i</text:span><text:span text:style-name="T19">3wm asennus:</text:span></text:p>
      <text:p text:style-name="P33"><text:tab/><text:span text:style-name="T97">apt install -y </text:span>i3 i3lock i3blocks rofi pavucontrol playerctl feh</text:p>
      <text:p text:style-name="P164">apt -y autoremove</text:p>
      <text:p text:style-name="P91"/>
      <text:p text:style-name="P82"/>
      <text:p text:style-name="P161">dconf-<text:span text:style-name="T20">editor</text:span>, org/gnome/desktop/wm/preferences/button-layout:</text:p>
      <text:p text:style-name="P162">appmenu:minimize,maximize,close</text:p>
      <text:p text:style-name="P80"/>
      <text:p text:style-name="P124">HP printterit</text:p>
      <text:p text:style-name="P127"/>
      <text:p text:style-name="P128">apt -y install hplip hplip-gui</text:p>
      <text:p text:style-name="P111"/>
      <text:p text:style-name="P112">Ja sen jälkeen Setup Devisestä laiteasennus:</text:p>
      <text:p text:style-name="P110"/>
      <text:p text:style-name="P79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79"/>
      <text:p text:style-name="P79"/>
      <text:p text:style-name="P104">Käyttäjät:</text:p>
      <text:p text:style-name="P104"><text:tab/><text:span text:style-name="T105">user1</text:span><text:tab/>uid: 1000<text:tab/><text:span text:style-name="T82">gid:<text:tab/>1000</text:span></text:p>
      <text:p text:style-name="P104"><text:tab/><text:span text:style-name="T105">user2</text:span><text:tab/>uic: 1001<text:tab/><text:span text:style-name="T82">gid:<text:tab/>1001</text:span></text:p>
      <text:p text:style-name="P104"/>
      <text:p text:style-name="P104">group:</text:p>
      <text:p text:style-name="P105"><text:tab/>jaetut<text:tab/>id:1006<text:tab/>jäsenet:<text:span text:style-name="T106">user2</text:span>,<text:span text:style-name="T106">user1</text:span></text:p>
      <text:p text:style-name="P105"/>
      <text:p text:style-name="P134">Uuden käyttäjän ryhmät</text:p>
      <text:p text:style-name="P94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kannerin ajurit löytyy: <text:span text:style-name="T99">https://epson.com/Support/Scanners/Perfection-Series/Epson-Perfection-V600-Photo/s/SPT_B11B198011?review-filter=Linux#drivers</text:span></text:p>
      <text:p text:style-name="P101"/>
      <text:p text:style-name="P59"/>
      <text:p text:style-name="P101">Ajurit myös täällä /home/<text:span text:style-name="T107">user1</text:span>/linux-asennukset/epson/epsonscan2-bundle-6.7.80.0.x86_64.deb/ mutta voi olla hyvä katsoa uudemmat Epsonin sivuilta.</text:p>
      <text:p text:style-name="P101"/>
      <text:p text:style-name="P114">Asennukseen riittää varmaankin, että ajaa install.sh, mutta ellei, niin käsin: a<text:span text:style-name="T98">ja ensin dpkg -i epsonscan2_6.7.61.0-1_amd64.</text:span>deb<text:span text:style-name="T98"> hakemistosta core ja sen jälkeen dpkg -i epsonscan2-non-free-plugin_1.0.0.6-1_amd64.deb hakemistosta </text:span><text:soft-page-break/><text:span text:style-name="T98">plugins.</text:span></text:p>
      <text:p text:style-name="P113"/>
      <text:p text:style-name="P59"/>
      <text:p text:style-name="P101">export PATH=$PATH:/usr/sbin</text:p>
      <text:p text:style-name="P101">export PATH=$PATH:/sbin</text:p>
      <text:p text:style-name="P80"/>
      <text:p text:style-name="P165">sudo lensfun-update-data</text:p>
      <text:p text:style-name="P80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53"> </text:span><text:span text:style-name="T52">ja katso oikeudet asianmukaisiksi.</text:span></text:p>
      <text:p text:style-name="P141">Oikea rivi 24mm linssille on:</text:p>
      <text:p text:style-name="P107"><text:span text:style-name="T55">&lt;model&gt;Canon EF 24mm f/2.8 IS USM&lt;/model&gt;</text:span><text:span text:style-name="T52"><text:line-break/></text:span><text:span text:style-name="T54">Tiedostojen permissionit: 555, eli chmod 555</text:span></text:p>
      <text:p text:style-name="P138"/>
      <text:p text:style-name="P126"><text:span text:style-name="T54">K</text:span><text:span text:style-name="T52">opioi vanhasta fstabista olennaiset rivit uuteen asennukseen.</text:span></text:p>
      <text:p text:style-name="P139"/>
      <text:p text:style-name="P135"><text:span text:style-name="T52">Kopioi vanhasta </text:span><text:span text:style-name="T56">käyttäjän ja rootin(!)</text:span><text:span text:style-name="T52"> asennukseta .bash_history ja .bashrc olennaisilta osiltaan uuden asennuksen vastaavien alkuun.</text:span></text:p>
      <text:p text:style-name="P135"/>
      <text:p text:style-name="P140">Kopioi myös olennaiset osat</text:p>
      <text:list text:style-name="L5">
        <text:list-item>
          <text:p text:style-name="P188">nano /etc/hostname</text:p>
        </text:list-item>
        <text:list-item>
          <text:p text:style-name="P188">nano /etc/host</text:p>
        </text:list-item>
      </text:list>
      <text:h text:style-name="P181" text:outline-level="1"/>
      <text:h text:style-name="P182" text:outline-level="1" text:is-list-header="true"><text:bookmark-start text:name="__RefHeading___Toc1364_2390835838"/>Jälkikäsittely<text:bookmark-end text:name="__RefHeading___Toc1364_2390835838"/></text:h>
      <text:p text:style-name="P63"/>
      <text:p text:style-name="P63"/>
      <text:p text:style-name="P34">Työpöydän short cutit</text:p>
      <text:list text:style-name="L6">
        <text:list-item>
          <text:p text:style-name="P189">Alt-x<text:tab/><text:tab/><text:tab/>terminaali <text:span text:style-name="T18">(gnome-terminal)</text:span></text:p>
        </text:list-item>
        <text:list-item>
          <text:p text:style-name="P189">Alt-z<text:tab/><text:tab/><text:tab/>nautilus</text:p>
        </text:list-item>
        <text:list-item>
          <text:p text:style-name="P190">Alt-q<text:tab/><text:tab/><text:tab/>sulje ikkuna</text:p>
        </text:list-item>
        <text:list-item>
          <text:p text:style-name="P191"><text:span text:style-name="T88">Super-</text:span>q<text:tab/><text:tab/>pienennä ikkuna</text:p>
        </text:list-item>
        <text:list-item>
          <text:p text:style-name="P192">Ctlr-<text:span text:style-name="T51">Shift-T<text:tab/></text:span>Kotitemppi</text:p>
        </text:list-item>
        <text:list-item>
          <text:p text:style-name="P193">Ctrl-Shift-B<text:tab/>Avensis budjetti</text:p>
        </text:list-item>
        <text:list-item>
          <text:p text:style-name="P193">Ctrl-Shift-G<text:tab/>Gnucash</text:p>
        </text:list-item>
      </text:list>
      <text:p text:style-name="P35"/>
      <text:p text:style-name="P35">Mozilla Firefox</text:p>
      <text:list text:style-name="L7">
        <text:list-item>
          <text:p text:style-name="P194">Kirjanmerkit</text:p>
        </text:list-item>
        <text:list-item>
          <text:p text:style-name="P195">Youtube tili</text:p>
        </text:list-item>
        <text:list-item>
          <text:p text:style-name="P196">Areena tili</text:p>
        </text:list-item>
        <text:list-item>
          <text:p text:style-name="P197">Netflix tili</text:p>
        </text:list-item>
        <text:list-item>
          <text:p text:style-name="P197">Myair tili</text:p>
        </text:list-item>
        <text:list-item>
          <text:p text:style-name="P198">Whatsapp tili</text:p>
        </text:list-item>
      </text:list>
      <text:p text:style-name="P167"/>
      <text:p text:style-name="P167"/>
      <text:p text:style-name="P168">Thunderbird</text:p>
      <text:p text:style-name="P168"/>
      <text:p text:style-name="P169"/>
      <text:p text:style-name="P170">SSH</text:p>
      <text:list text:style-name="L8">
        <text:list-item>
          <text:p text:style-name="P208"><text:a xlink:type="simple" xlink:href="sftp://muninter@muninter.net/home/muninter" text:style-name="Internet_20_link" text:visited-style-name="Visited_20_Internet_20_Link"><text:span text:style-name="T111">sftp://muninter@muninter.net/home/muninter</text:span></text:a></text:p>
        </text:list-item>
      </text:list>
      <text:p text:style-name="P166"/>
      <text:p text:style-name="P171">Siirrä loput ~/user hakemistosta uuteen kotihakemistoon</text:p>
      <text:p text:style-name="P173"/>
      <text:list xml:id="list1865040115" text:style-name="L9">
        <text:list-item>
          <text:p text:style-name="P199">Digikam</text:p>
          <text:list>
            <text:list-item>
              <text:p text:style-name="P200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01">Kuvien uudelleen nimeäminen [date:"yyyyMMdd_Hhmmss"]{unique}<text:line-break/></text:p>
            </text:list-item>
          </text:list>
        </text:list-item>
        <text:list-item>
          <text:p text:style-name="P209"><text:soft-page-break/><text:span text:style-name="T109">rangerin config </text:span><text:span text:style-name="T110">polkuun </text:span><text:span text:style-name="T14">/home/user1/.config/ranger</text:span><text:span text:style-name="T4"><text:line-break/></text:span></text:p>
        </text:list-item>
        <text:list-item>
          <text:p text:style-name="P210">transcribe</text:p>
          <text:list>
            <text:list-item>
              <text:p text:style-name="P211">Kopioi ohjelma transcribe sijaintiin: <text:span text:style-name="T3">/opt/transcribe</text:span></text:p>
            </text:list-item>
          </text:list>
        </text:list-item>
      </text:list>
      <text:p text:style-name="P129"/>
      <text:list xml:id="list171102608439409" text:continue-numbering="true" text:style-name="L9">
        <text:list-item>
          <text:list>
            <text:list-item>
              <text:p text:style-name="P216"><text:span text:style-name="T84">Käynnistin: </text:span><text:span text:style-name="T5">/usr/share/applications/transcribe.desktop</text:span></text:p>
            </text:list-item>
          </text:list>
        </text:list-item>
      </text:list>
      <text:p text:style-name="P130">[Desktop Entry]</text:p>
      <text:p text:style-name="P130">Type=Application</text:p>
      <text:p text:style-name="P130">Encoding=UTF-8</text:p>
      <text:p text:style-name="P130">Name=Transcribe</text:p>
      <text:p text:style-name="P130">Exec=/opt/transcribe/transcribe</text:p>
      <text:p text:style-name="P130">Icon=/opt/transcribe<text:span text:style-name="T89">/gtkicons</text:span>/xsc48x48.png</text:p>
      <text:list text:style-name="L10">
        <text:list-item>
          <text:list>
            <text:list-item>
              <text:p text:style-name="P217">Tarvittavat oikeudet hakemistoon: <text:span text:style-name="T8">/opt/transcrib</text:span><text:span text:style-name="T6">e </text:span><text:span text:style-name="T52">komennolla: chmod -R a+rx /opt/transcribe</text:span></text:p>
            </text:list-item>
          </text:list>
        </text:list-item>
      </text:list>
      <text:p text:style-name="P95"/>
      <text:list xml:id="list171103562718974" text:continue-list="list171102608439409" text:style-name="L9">
        <text:list-item>
          <text:p text:style-name="P212">cmus</text:p>
          <text:list>
            <text:list-item>
              <text:p text:style-name="P213">Kopioi koko puu kohteesta <text:span text:style-name="T102">/home/user1/.config/cmus</text:span></text:p>
            </text:list-item>
            <text:list-item>
              <text:p text:style-name="P202">Soittolistat sijannissa: /home/user1/.config/cmus/playlists</text:p>
            </text:list-item>
            <text:list-item>
              <text:p text:style-name="P203">Soittohistoriat sijainnissa: <text:span text:style-name="T102">/home/user1/.config/cmus</text:span></text:p>
            </text:list-item>
          </text:list>
        </text:list-item>
      </text:list>
      <text:p text:style-name="P174"><text:tab/></text:p>
      <text:list xml:id="list171103899018598" text:continue-numbering="true" text:style-name="L9">
        <text:list-item>
          <text:p text:style-name="P214">darktable</text:p>
          <text:list>
            <text:list-item>
              <text:p text:style-name="P204">shortucs:<text:tab/>/.config/darktable/keyboardrc</text:p>
            </text:list-item>
            <text:list-item>
              <text:p text:style-name="P205"><text:span text:style-name="T80">settings</text:span><text:span text:style-name="T79">:<text:tab/></text:span><text:span text:style-name="T78">/.config/darktable/</text:span><text:span text:style-name="T79">darktablerc</text:span></text:p>
            </text:list-item>
          </text:list>
        </text:list-item>
      </text:list>
      <text:p text:style-name="P97"/>
      <text:p text:style-name="P96"/>
      <text:p text:style-name="P173">org.gnome.shell.extensions.dash-to-dock</text:p>
      <text:p text:style-name="P172">org.gnome.shell.extensions.dash-to-dock / Fixed icon size</text:p>
      <text:p text:style-name="P60"/>
      <text:p text:style-name="P98"><text:span text:style-name="T90">Työpöytäkuvakkeet: </text:span><text:a xlink:type="simple" xlink:href="https://extensions.gnome.org/extension/2087/desktop-icons-ng-ding/" text:style-name="Internet_20_link" text:visited-style-name="Visited_20_Internet_20_Link"><text:span text:style-name="T90">https://extensions.gnome.org/extension/2087/desktop-icons-ng-ding/</text:span></text:a><text:span text:style-name="T90"> eli </text:span><text:span text:style-name="T92">Desktop Icons NG (DING)</text:span></text:p>
      <text:p text:style-name="P98"/>
      <text:p text:style-name="P60"/>
      <text:p text:style-name="P131">Väriprofiili</text:p>
      <text:p text:style-name="P132">ICC väriprofiili<text:span text:style-name="T46"> sijaitsee fyysisesti polussa ~/.local/share/icc ja määritellään Asetuksissa kohdassa Värit</text:span></text:p>
      <text:p text:style-name="P53"/>
      <text:p text:style-name="P133"><text:span text:style-name="T46">G</text:span><text:span text:style-name="T45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49"/>
      <text:p text:style-name="P149"><text:span text:style-name="T48">Fonttien koko isommaksi </text:span><text:span text:style-name="Source_20_Text"><text:span text:style-name="T47">/usr/share/gimp/2.0/themes/</text:span></text:span><text:span text:style-name="Source_20_Text"><text:span text:style-name="T48">gtkrc/</text:span></text:span><text:span text:style-name="Source_20_Text"><text:span text:style-name="T49">Dark</text:span></text:span><text:span text:style-name="Source_20_Text"><text:span text:style-name="T48"> ja muuta siellä GimpDock::font-scale = 0.8333 isommaksi. </text:span></text:span><text:span text:style-name="Source_20_Text"><text:span text:style-name="T50">Muutettu 1.2:een.</text:span></text:span></text:p>
      <text:p text:style-name="P42"/>
      <text:p text:style-name="P42"/>
      <text:p text:style-name="P43"/>
      <text:p text:style-name="P42"/>
      <text:p text:style-name="P56">Rapid-photo-downloader</text:p>
      <text:list text:style-name="L11">
        <text:list-item>
          <text:p text:style-name="P206"><text:span text:style-name="T103">määrittelyt vanhasta seuraavasti, </text:span><text:span text:style-name="T104">voi kopioida koko hakemisto</text:span></text:p>
          <text:list>
            <text:list-item>
              <text:p text:style-name="P207">/home/<text:span text:style-name="T105">user1</text:span>/.config/Rapid Photo Downloader/</text:p>
            </text:list-item>
            <text:list-item>
              <text:p text:style-name="P215">/home/<text:span text:style-name="T105">user1</text:span>/.cache/rapid-photo-downloader/*</text:p>
            </text:list-item>
          </text:list>
        </text:list-item>
      </text:list>
      <text:p text:style-name="P57">Jos tarvitsee määritellä polut käsin, niin alla olevan mukaan on toiminut kameran kortilla hyvin:</text:p>
      <text:p text:style-name="P44"/>
      <text:p text:style-name="P45"/>
      <text:p text:style-name="P45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0"/>
      <text:p text:style-name="P175">SSH avain palvelimelle</text:p>
      <text:p text:style-name="P147"><text:span text:style-name="T108">ssh-copy-id </text:span><text:span text:style-name="T112">user1</text:span><text:a xlink:type="simple" xlink:href="mailto:igor@192.168.1.120" text:style-name="Internet_20_link" text:visited-style-name="Visited_20_Internet_20_Link"><text:span text:style-name="T108">@192.168.1.120</text:span></text:a></text:p>
      <text:p text:style-name="P176"/>
      <text:p text:style-name="P176">tai perinteisellä tavalla:</text:p>
      <text:p text:style-name="P176">cat ~/.ssh/id_rsa.pub | ssh username@remote_host "mkdir -p ~/.ssh &amp;&amp; cat &gt;&gt; ~/.ssh/authorized_keys"</text:p>
      <text:p text:style-name="P176"/>
      <text:p text:style-name="P176">Käyttämällä ssh-copy-id:tä on kätevin.</text:p>
      <text:p text:style-name="P148"/>
      <text:p text:style-name="P148"/>
      <text:p text:style-name="P46">Backup</text:p>
      <text:p text:style-name="P48">Oma backup:</text:p>
      <text:p text:style-name="P55">/etc/anacrontabiin: 1 5 oma_backup /root/cmd/backup.sh</text:p>
      <text:p text:style-name="P48"/>
      <text:p text:style-name="P55">ai backup (crontab -e):</text:p>
      <text:p text:style-name="P55">*/15 * * * * rsync -a --del --exclude=.ssh ai@192.168.1.12<text:span text:style-name="T114">1</text:span>:/home/ai/ /home/ai</text:p>
      <text:p text:style-name="P48"/>
      <text:p text:style-name="P52">ai koneeseen anacrontabiin backup cal_entrystä saman koneen /home/cal_entryyn</text:p>
      <text:p text:style-name="P52"/>
      <text:p text:style-name="P47"/>
      <text:p text:style-name="P50">Clenentinen setupit ja tietokannat</text:p>
      <text:p text:style-name="P51">/home/<text:span text:style-name="T105">user1</text:span>/.config/Clementine/</text:p>
      <text:p text:style-name="P46"/>
      <text:p text:style-name="P157">Systeemin oletusfontit:</text:p>
      <text:p text:style-name="P157"/>
      <text:p text:style-name="P157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7">Libreoffice Writer piirtämään poikkiviiva:</text:p>
      <text:p text:style-name="P157"/>
      <text:p text:style-name="P157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157"/>
      <text:p text:style-name="P1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8T17:11:01.943040553</dc:date>
    <meta:editing-duration>P4DT10H51M</meta:editing-duration>
    <meta:editing-cycles>312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84" meta:word-count="3504" meta:character-count="39166" meta:non-whitespace-character-count="34057"/>
  </office:meta>
</office:document-meta>
</file>